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c33e" officeooo:paragraph-rsid="0017c33e"/>
    </style:style>
    <style:style style:name="P2" style:family="paragraph" style:parent-style-name="Standard">
      <style:text-properties officeooo:rsid="00199bd7" officeooo:paragraph-rsid="0017c33e"/>
    </style:style>
    <style:style style:name="P3" style:family="paragraph" style:parent-style-name="Standard" style:list-style-name="L1">
      <style:text-properties officeooo:rsid="00199bd7" officeooo:paragraph-rsid="0017c3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d line:</text:p>
      <text:list xml:id="list4155023370" text:style-name="L1">
        <text:list-item>
          <text:p text:style-name="P3">free m</text:p>
        </text:list-item>
        <text:list-item>
          <text:p text:style-name="P3">cat /proc/meminfo</text:p>
        </text:list-item>
      </text:list>
      <text:p text:style-name="P2"/>
      <text:p text:style-name="P2">alexandru@alexandru-HP-ProBook-430-G4:~$ cat /proc/meminfo</text:p>
      <text:p text:style-name="P2">MemTotal: <text:s text:c="7"/>3928324 kB</text:p>
      <text:p text:style-name="P2">MemFree: <text:s text:c="9"/>410268 kB</text:p>
      <text:p text:style-name="P2">MemAvailable: <text:s text:c="4"/>769196 kB</text:p>
      <text:p text:style-name="P2">Buffers: <text:s text:c="10"/>59872 kB</text:p>
      <text:p text:style-name="P2">Cached: <text:s text:c="9"/>1382064 kB</text:p>
      <text:p text:style-name="P2">SwapCached: <text:s text:c="7"/>10780 kB</text:p>
      <text:p text:style-name="P2">Active: <text:s text:c="9"/>2347704 kB</text:p>
      <text:p text:style-name="P2">Inactive: <text:s text:c="8"/>743944 kB</text:p>
      <text:p text:style-name="P2">Active(anon): <text:s text:c="3"/>1891540 kB</text:p>
      <text:p text:style-name="P2">Inactive(anon): <text:s text:c="2"/>542068 kB</text:p>
      <text:p text:style-name="P2">Active(file): <text:s text:c="4"/>456164 kB</text:p>
      <text:p text:style-name="P2">Inactive(file): <text:s text:c="2"/>201876 kB</text:p>
      <text:p text:style-name="P2">Unevictable: <text:s text:c="5"/>136776 kB</text:p>
      <text:p text:style-name="P2">Mlocked: <text:s text:c="13"/>64 kB</text:p>
      <text:p text:style-name="P2">SwapTotal: <text:s text:c="7"/>901968 kB</text:p>
      <text:p text:style-name="P2">SwapFree: <text:s text:c="8"/>492368 kB</text:p>
      <text:p text:style-name="P2">Dirty: <text:s text:c="14"/>100 kB</text:p>
      <text:p text:style-name="P2">Writeback: <text:s text:c="12"/>0 kB</text:p>
      <text:p text:style-name="P2">AnonPages: <text:s text:c="6"/>1780160 kB</text:p>
      <text:p text:style-name="P2">Mapped: <text:s text:c="10"/>764992 kB</text:p>
      <text:p text:style-name="P2">Shmem: <text:s text:c="11"/>783888 kB</text:p>
      <text:p text:style-name="P2">KReclaimable: <text:s text:c="5"/>55256 kB</text:p>
      <text:p text:style-name="P2">Slab: <text:s text:c="12"/>124372 kB</text:p>
      <text:p text:style-name="P2">SReclaimable: <text:s text:c="5"/>55256 kB</text:p>
      <text:p text:style-name="P2">SUnreclaim: <text:s text:c="7"/>69116 kB</text:p>
      <text:p text:style-name="P2">KernelStack: <text:s text:c="6"/>14000 kB</text:p>
      <text:p text:style-name="P2">PageTables: <text:s text:c="7"/>71436 kB</text:p>
      <text:p text:style-name="P2">NFS_Unstable: <text:s text:c="9"/>0 kB</text:p>
      <text:p text:style-name="P2">Bounce: <text:s text:c="15"/>0 kB</text:p>
      <text:p text:style-name="P2">WritebackTmp: <text:s text:c="9"/>0 kB</text:p>
      <text:p text:style-name="P2">CommitLimit: <text:s text:c="4"/>2866128 kB</text:p>
      <text:p text:style-name="P2">Committed_AS: <text:s text:c="2"/>10080384 kB</text:p>
      <text:p text:style-name="P2">VmallocTotal: <text:s text:c="2"/>34359738367 kB</text:p>
      <text:p text:style-name="P2">VmallocUsed: <text:s text:c="10"/>0 kB</text:p>
      <text:p text:style-name="P2">VmallocChunk: <text:s text:c="9"/>0 kB</text:p>
      <text:p text:style-name="P2">Percpu: <text:s text:c="12"/>1216 kB</text:p>
      <text:p text:style-name="P2">HardwareCorrupted: <text:s text:c="4"/>0 kB</text:p>
      <text:p text:style-name="P2">AnonHugePages: <text:s text:c="8"/>0 kB</text:p>
      <text:p text:style-name="P2">ShmemHugePages: <text:s text:c="7"/>0 kB</text:p>
      <text:p text:style-name="P2">ShmemPmdMapped: <text:s text:c="7"/>0 kB</text:p>
      <text:p text:style-name="P2">CmaTotal: <text:s text:c="13"/>0 kB</text:p>
      <text:p text:style-name="P2">CmaFree: <text:s text:c="14"/>0 kB</text:p>
      <text:p text:style-name="P2">HugePages_Total: <text:s text:c="6"/>0</text:p>
      <text:p text:style-name="P2">HugePages_Free: <text:s text:c="7"/>0</text:p>
      <text:p text:style-name="P2">HugePages_Rsvd: <text:s text:c="7"/>0</text:p>
      <text:p text:style-name="P2">HugePages_Surp: <text:s text:c="7"/>0</text:p>
      <text:p text:style-name="P2">Hugepagesize: <text:s text:c="6"/>2048 kB</text:p>
      <text:p text:style-name="P2"><text:soft-page-break/>Hugetlb: <text:s text:c="14"/>0 kB</text:p>
      <text:p text:style-name="P2">DirectMap4k: <text:s text:c="5"/>333968 kB</text:p>
      <text:p text:style-name="P2">DirectMap2M: <text:s text:c="4"/>3753984 kB</text:p>
      <text:p text:style-name="P2">DirectMap1G: <text:s text:c="10"/>0 k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7:32:39.540961900</meta:creation-date>
    <dc:date>2019-12-04T17:34:09.827317632</dc:date>
    <meta:editing-duration>PT1M30S</meta:editing-duration>
    <meta:editing-cycles>1</meta:editing-cycles>
    <meta:document-statistic meta:table-count="0" meta:image-count="0" meta:object-count="0" meta:page-count="2" meta:paragraph-count="55" meta:word-count="160" meta:character-count="1464" meta:non-whitespace-character-count="968"/>
    <meta:generator>LibreOffice/6.0.7.3$Linux_X86_64 LibreOffice_project/00m0$Build-3</meta:generator>
  </office:meta>
</office:document-meta>
</file>